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CRmname.setForc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Rmname.execute( String [ ] args , CC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CRmname.accept( CC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Rmname.getOp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